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1f7" officeooo:paragraph-rsid="001451f7"/>
    </style:style>
    <style:style style:name="P2" style:family="paragraph" style:parent-style-name="Standard">
      <style:text-properties officeooo:rsid="001451f7" officeooo:paragraph-rsid="001f2f5f"/>
    </style:style>
    <style:style style:name="P3" style:family="paragraph" style:parent-style-name="Standard">
      <style:text-properties officeooo:rsid="001451f7" officeooo:paragraph-rsid="001f7fb1"/>
    </style:style>
    <style:style style:name="P4" style:family="paragraph" style:parent-style-name="Standard">
      <style:text-properties officeooo:rsid="001451f7" officeooo:paragraph-rsid="0021185c"/>
    </style:style>
    <style:style style:name="P5" style:family="paragraph" style:parent-style-name="Standard">
      <style:text-properties officeooo:rsid="001451f7" officeooo:paragraph-rsid="00220a44"/>
    </style:style>
    <style:style style:name="P6" style:family="paragraph" style:parent-style-name="Standard">
      <style:text-properties officeooo:rsid="001451f7" officeooo:paragraph-rsid="0025d1e4"/>
    </style:style>
    <style:style style:name="P7" style:family="paragraph" style:parent-style-name="Standard">
      <style:text-properties officeooo:rsid="001451f7" officeooo:paragraph-rsid="002a53da"/>
    </style:style>
    <style:style style:name="P8" style:family="paragraph" style:parent-style-name="Standard">
      <style:text-properties officeooo:rsid="001451f7" officeooo:paragraph-rsid="002bf14c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451f7" officeooo:paragraph-rsid="001451f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301125" officeooo:paragraph-rsid="00301125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1f2f5f"/>
    </style:style>
    <style:style style:name="P12" style:family="paragraph" style:parent-style-name="Standard">
      <style:text-properties style:text-underline-style="none" officeooo:rsid="001451f7" officeooo:paragraph-rsid="00220a44"/>
    </style:style>
    <style:style style:name="P13" style:family="paragraph" style:parent-style-name="Standard">
      <style:text-properties style:text-underline-style="none" officeooo:rsid="00220a44" officeooo:paragraph-rsid="0025d1e4"/>
    </style:style>
    <style:style style:name="P14" style:family="paragraph" style:parent-style-name="Standard">
      <style:text-properties style:text-underline-style="none" officeooo:rsid="00220a44" officeooo:paragraph-rsid="00220a44"/>
    </style:style>
    <style:style style:name="P15" style:family="paragraph" style:parent-style-name="Standard">
      <style:text-properties style:text-underline-style="none" officeooo:rsid="0021185c" officeooo:paragraph-rsid="0021185c"/>
    </style:style>
    <style:style style:name="P16" style:family="paragraph" style:parent-style-name="Standard">
      <style:text-properties style:text-underline-style="none" officeooo:rsid="00301125" officeooo:paragraph-rsid="00301125"/>
    </style:style>
    <style:style style:name="P17" style:family="paragraph" style:parent-style-name="Standard">
      <style:text-properties style:text-underline-style="none" officeooo:rsid="00323914" officeooo:paragraph-rsid="00323914"/>
    </style:style>
    <style:style style:name="P18" style:family="paragraph" style:parent-style-name="Standard">
      <style:text-properties style:text-underline-style="none" officeooo:rsid="003360d1" officeooo:paragraph-rsid="003360d1"/>
    </style:style>
    <style:style style:name="P19" style:family="paragraph" style:parent-style-name="Standard">
      <style:text-properties style:text-underline-style="none" officeooo:rsid="00369e10" officeooo:paragraph-rsid="00369e10"/>
    </style:style>
    <style:style style:name="P20" style:family="paragraph" style:parent-style-name="Standard">
      <style:text-properties officeooo:rsid="0021185c" officeooo:paragraph-rsid="0021185c"/>
    </style:style>
    <style:style style:name="P21" style:family="paragraph" style:parent-style-name="Standard">
      <style:text-properties officeooo:paragraph-rsid="00220a44"/>
    </style:style>
    <style:style style:name="P22" style:family="paragraph" style:parent-style-name="Standard">
      <style:text-properties officeooo:rsid="00241854" officeooo:paragraph-rsid="00241854"/>
    </style:style>
    <style:style style:name="P23" style:family="paragraph" style:parent-style-name="Standard">
      <style:text-properties officeooo:rsid="0024dedd" officeooo:paragraph-rsid="0025d1e4"/>
    </style:style>
    <style:style style:name="P24" style:family="paragraph" style:parent-style-name="Standard">
      <style:text-properties officeooo:rsid="0025d1e4" officeooo:paragraph-rsid="0025d1e4"/>
    </style:style>
    <style:style style:name="P25" style:family="paragraph" style:parent-style-name="Standard">
      <style:text-properties officeooo:rsid="0025d1e4" officeooo:paragraph-rsid="002a53da"/>
    </style:style>
    <style:style style:name="P26" style:family="paragraph" style:parent-style-name="Standard">
      <style:text-properties officeooo:rsid="0025d1e4" officeooo:paragraph-rsid="002bf14c"/>
    </style:style>
    <style:style style:name="P27" style:family="paragraph" style:parent-style-name="Standard">
      <style:text-properties officeooo:paragraph-rsid="0025d1e4"/>
    </style:style>
    <style:style style:name="P28" style:family="paragraph" style:parent-style-name="Standard">
      <style:text-properties officeooo:rsid="0015af30" officeooo:paragraph-rsid="0025d1e4"/>
    </style:style>
    <style:style style:name="P29" style:family="paragraph" style:parent-style-name="Standard">
      <style:text-properties style:text-underline-style="solid" style:text-underline-width="auto" style:text-underline-color="font-color" officeooo:rsid="001451f7" officeooo:paragraph-rsid="0021185c"/>
    </style:style>
    <style:style style:name="P30" style:family="paragraph" style:parent-style-name="Standard">
      <style:text-properties style:text-underline-style="solid" style:text-underline-width="auto" style:text-underline-color="font-color" officeooo:rsid="001451f7" officeooo:paragraph-rsid="001f2f5f"/>
    </style:style>
    <style:style style:name="P31" style:family="paragraph" style:parent-style-name="Standard">
      <style:text-properties style:text-underline-style="solid" style:text-underline-width="auto" style:text-underline-color="font-color" officeooo:rsid="001451f7" officeooo:paragraph-rsid="00220a44"/>
    </style:style>
    <style:style style:name="P32" style:family="paragraph" style:parent-style-name="Standard">
      <style:text-properties officeooo:paragraph-rsid="002a53da"/>
    </style:style>
    <style:style style:name="P33" style:family="paragraph" style:parent-style-name="Standard">
      <style:text-properties style:text-underline-style="none" officeooo:rsid="00323914" officeooo:paragraph-rsid="003988d8"/>
    </style:style>
    <style:style style:name="P34" style:family="paragraph" style:parent-style-name="Standard">
      <style:text-properties style:text-underline-style="none" officeooo:rsid="003988d8" officeooo:paragraph-rsid="003988d8"/>
    </style:style>
    <style:style style:name="P35" style:family="paragraph" style:parent-style-name="Standard">
      <style:text-properties style:text-underline-style="none" officeooo:rsid="00369e10" officeooo:paragraph-rsid="00369e10"/>
    </style:style>
    <style:style style:name="T1" style:family="text">
      <style:text-properties officeooo:rsid="0016855f"/>
    </style:style>
    <style:style style:name="T2" style:family="text">
      <style:text-properties officeooo:rsid="0016f3ab"/>
    </style:style>
    <style:style style:name="T3" style:family="text">
      <style:text-properties officeooo:rsid="0018c86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855f" style:font-weight-asian="bold" style:font-weight-complex="bold"/>
    </style:style>
    <style:style style:name="T6" style:family="text">
      <style:text-properties fo:font-weight="bold" officeooo:rsid="0018c866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451f7"/>
    </style:style>
    <style:style style:name="T9" style:family="text">
      <style:text-properties officeooo:rsid="001f2f5f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f7fb1"/>
    </style:style>
    <style:style style:name="T12" style:family="text">
      <style:text-properties fo:language="en" fo:country="US" officeooo:rsid="0021185c"/>
    </style:style>
    <style:style style:name="T13" style:family="text">
      <style:text-properties officeooo:rsid="001f7fb1"/>
    </style:style>
    <style:style style:name="T14" style:family="text">
      <style:text-properties officeooo:rsid="0021185c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f2f5f"/>
    </style:style>
    <style:style style:name="T17" style:family="text">
      <style:text-properties style:text-underline-style="none" officeooo:rsid="0025d1e4"/>
    </style:style>
    <style:style style:name="T18" style:family="text">
      <style:text-properties officeooo:rsid="00220a44"/>
    </style:style>
    <style:style style:name="T19" style:family="text">
      <style:text-properties officeooo:rsid="0025d1e4"/>
    </style:style>
    <style:style style:name="T20" style:family="text">
      <style:text-properties officeooo:rsid="0026500b"/>
    </style:style>
    <style:style style:name="T21" style:family="text">
      <style:text-properties officeooo:rsid="0027c0c6"/>
    </style:style>
    <style:style style:name="T22" style:family="text">
      <style:text-properties officeooo:rsid="0028763a"/>
    </style:style>
    <style:style style:name="T23" style:family="text">
      <style:text-properties officeooo:rsid="002a53da"/>
    </style:style>
    <style:style style:name="T24" style:family="text">
      <style:text-properties officeooo:rsid="002d600a"/>
    </style:style>
    <style:style style:name="T25" style:family="text">
      <style:text-properties fo:color="#bf0041" loext:opacity="100%" officeooo:rsid="0030ad64"/>
    </style:style>
    <style:style style:name="T26" style:family="text">
      <style:text-properties officeooo:rsid="0030ad64"/>
    </style:style>
    <style:style style:name="T27" style:family="text">
      <style:text-properties officeooo:rsid="00323914"/>
    </style:style>
    <style:style style:name="T28" style:family="text">
      <style:text-properties officeooo:rsid="00385e0d"/>
    </style:style>
    <style:style style:name="T29" style:family="text">
      <style:text-properties officeooo:rsid="003963f4"/>
    </style:style>
    <style:style style:name="T30" style:family="text">
      <style:text-properties officeooo:rsid="003988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lass Borker :<text:span text:style-name="T15"> </text:span></text:p>
      <text:p text:style-name="P9"/>
      <text:p text:style-name="P4"><text:tab/><text:span text:style-name="T4">Broker </text:span>: </text:p>
      <text:p text:style-name="P28">Constructor of the class. Uses a string representing the name of the object to create it. </text:p>
      <text:p text:style-name="P29">Parameters :</text:p>
      <text:p text:style-name="P15"><text:tab/>name (string) – the name of the broker</text:p>
      <text:p text:style-name="P4"/>
      <text:p text:style-name="P2"><text:tab/><text:span text:style-name="T5">accept </text:span><text:span text:style-name="T1">: </text:span></text:p>
      <text:p text:style-name="P32"><text:span text:style-name="T23">Listen for a connection to be made on the given port and accepts it. </text:span>The method blocks until a connection is made.</text:p>
      <text:p text:style-name="P2"><text:span text:style-name="T7">Parameters</text:span>:</text:p>
      <text:p text:style-name="P11"><text:span text:style-name="T1"><text:tab/></text:span>port <text:span text:style-name="T13">(int) </text:span>– <text:span text:style-name="T9">the port o</text:span><text:span text:style-name="T10">n which the connection is made.</text:span></text:p>
      <text:p text:style-name="P30">Returns :</text:p>
      <text:p text:style-name="P2"><text:span text:style-name="T15"><text:tab/></text:span><text:span text:style-name="T16">the channel </text:span><text:span text:style-name="T1"><text:s/></text:span></text:p>
      <text:p text:style-name="P25"><text:span text:style-name="T7">Exception </text:span>:</text:p>
      <text:p text:style-name="P7"><text:span text:style-name="T19"><text:tab/>IOException – if an </text:span>I/O exception of some sort has occurred.</text:p>
      <text:p text:style-name="P1"/>
      <text:p text:style-name="P2"><text:tab/><text:span text:style-name="T4">c</text:span><text:span text:style-name="T5">onnect</text:span><text:span text:style-name="T1"> : </text:span></text:p>
      <text:p text:style-name="P6"><text:span text:style-name="T14">C</text:span><text:span text:style-name="T24">onnects to </text:span><text:span text:style-name="T14">the broker corresponding to the given name </text:span><text:span text:style-name="T24">on the given port</text:span><text:span text:style-name="T14">.</text:span><text:span text:style-name="T2"> </text:span><text:span text:style-name="T3"><text:s/></text:span></text:p>
      <text:p text:style-name="P2"><text:span text:style-name="T7">Parameters</text:span>:</text:p>
      <text:p text:style-name="P3"><text:tab/>port <text:span text:style-name="T13">(int) </text:span>– <text:span text:style-name="T9">the port o</text:span><text:span text:style-name="T10">n which the connection is made.</text:span></text:p>
      <text:p text:style-name="P3"><text:span text:style-name="T10"><text:tab/></text:span><text:span text:style-name="T12">n</text:span><text:span text:style-name="T11">ame (string) – </text:span><text:span text:style-name="T12">the name of the broker we want to connect to.</text:span><text:span text:style-name="T1"> </text:span></text:p>
      <text:p text:style-name="P29">Returns :</text:p>
      <text:p text:style-name="P4"><text:span text:style-name="T15"><text:tab/></text:span><text:span text:style-name="T16">the channel </text:span></text:p>
      <text:p text:style-name="P26"><text:span text:style-name="T7">Exception </text:span>:</text:p>
      <text:p text:style-name="P8"><text:span text:style-name="T17"><text:tab/>IOException – if an </text:span><text:span text:style-name="T16">I/O exception of some sort has occurred.</text:span></text:p>
      <text:p text:style-name="P1"/>
      <text:p text:style-name="P1"/>
      <text:p text:style-name="P9">Class Channel :</text:p>
      <text:p text:style-name="P9"/>
      <text:p text:style-name="P1"><text:tab/><text:span text:style-name="T6">read </text:span><text:span text:style-name="T3">:</text:span></text:p>
      <text:p text:style-name="P24">Reads <text:span text:style-name="T20">a maximum of </text:span>« <text:span text:style-name="T20">length » bytes from the input stream and put them into the given byte array « bytes ». The first byte read is stored in « bytes[offset] », the second in « bytes[offset+1 », ect… until « bytes[offset+lenght-</text:span><text:span text:style-name="T21">1</text:span><text:span text:style-name="T20">] ». If there is not enought bytes to read, the k bytes read will be stored in « bytes[offset] » through « bytes[offset+k-1] » and the end of « bytes » will not be filled.</text:span></text:p>
      <text:p text:style-name="P1"><text:span text:style-name="T7">Parameters</text:span>:</text:p>
      <text:p text:style-name="P21"><text:span text:style-name="T8"><text:s text:c="4"/></text:span>bytes <text:span text:style-name="T18">(b</text:span>yte[]<text:span text:style-name="T18">)</text:span> <text:span text:style-name="T8">- the buffer in which the data is read.</text:span></text:p>
      <text:p text:style-name="P1"><text:s text:c="4"/>off<text:span text:style-name="T9">set</text:span> <text:span text:style-name="T18">(int) </text:span>- the start offset in array b<text:span text:style-name="T9">ytes.</text:span></text:p>
      <text:p text:style-name="P1"><text:s text:c="4"/>len<text:span text:style-name="T9">gth</text:span> <text:span text:style-name="T18">(int) </text:span>- the maximum number of bytes to read.</text:p>
      <text:p text:style-name="P1"><text:span text:style-name="T7">Returns</text:span>:</text:p>
      <text:p text:style-name="P1"><text:s text:c="4"/>the total number of bytes read in the buffer <text:span text:style-name="T25">(Comprit entre 0 et length)</text:span></text:p>
      <text:p text:style-name="P24"><text:span text:style-name="T7">Exception </text:span>:</text:p>
      <text:p text:style-name="P24"><text:tab/>NullPointerException – if bytes is null.</text:p>
      <text:p text:style-name="P24"><text:tab/>IndexOutOfBoundsException – if offset or lenght is negative or if offset+length &gt; the lenght of the array bytes.</text:p>
      <text:p text:style-name="P6"><text:span text:style-name="T19"><text:tab/>IOException – if an </text:span>I/O exception of some sort has occurred.</text:p>
      <text:p text:style-name="P1"/>
      <text:p text:style-name="P1"><text:tab/><text:span text:style-name="T6">write </text:span><text:span text:style-name="T3">:</text:span></text:p>
      <text:p text:style-name="P23">Writes a part from the given byte array (« bytes ») to the outpout stream. This part corresponds to the bytes from the indice « offset » to the indice « offset »+« length ». </text:p>
      <text:p text:style-name="P3"><text:span text:style-name="T7">Parameters</text:span>:</text:p>
      <text:p text:style-name="P21"><text:span text:style-name="T8"><text:s text:c="4"/></text:span>bytes <text:span text:style-name="T18">(b</text:span>yte[]<text:span text:style-name="T18">) </text:span><text:span text:style-name="T8">- the buffer </text:span><text:span text:style-name="T18">containing the data to write</text:span><text:span text:style-name="T8">.</text:span></text:p>
      <text:p text:style-name="P3"><text:soft-page-break/><text:s text:c="4"/>off<text:span text:style-name="T9">set</text:span> <text:span text:style-name="T18">(int) </text:span>- the start offset in array b<text:span text:style-name="T9">ytes</text:span>.</text:p>
      <text:p text:style-name="P3"><text:s text:c="4"/>len<text:span text:style-name="T9">gth</text:span> <text:span text:style-name="T18">(int) </text:span>- the maximum number of bytes to <text:span text:style-name="T18">write</text:span>.</text:p>
      <text:p text:style-name="P3"><text:span text:style-name="T7">Returns</text:span>:</text:p>
      <text:p text:style-name="P5"><text:tab/>the total number of bytes <text:span text:style-name="T18">write</text:span> in the buffer</text:p>
      <text:p text:style-name="P24"><text:span text:style-name="T7">Exception </text:span>:</text:p>
      <text:p text:style-name="P24"><text:tab/>NullPointerException – if bytes is null.</text:p>
      <text:p text:style-name="P24"><text:tab/>IndexOutOfBoundsException – if offset or lenght is negative or if offset+length &gt; the lenght of the array bytes.</text:p>
      <text:p text:style-name="P27"><text:span text:style-name="T19"><text:tab/>IOException – if an </text:span>I/O exception of some sort has occurred.</text:p>
      <text:p text:style-name="P22"/>
      <text:p text:style-name="P1"><text:tab/><text:span text:style-name="T6">disconnect </text:span><text:span text:style-name="T3">: </text:span></text:p>
      <text:p text:style-name="P20">Disconnects the two brokers involved in the channel so closes the channel.</text:p>
      <text:p text:style-name="P20"/>
      <text:p text:style-name="P1"><text:tab/><text:span text:style-name="T6">Disconnected </text:span><text:span text:style-name="T3">:</text:span></text:p>
      <text:p text:style-name="P13">Enables to know if the channel is connected or not. <text:span text:style-name="T22">If the channel is deconnected return true.</text:span></text:p>
      <text:p text:style-name="P31">Returns :</text:p>
      <text:p text:style-name="P12"><text:tab/><text:span text:style-name="T18">A boolean indicating if the channel is disconnected</text:span></text:p>
      <text:p text:style-name="P14"/>
      <text:p text:style-name="P14"/>
      <text:p text:style-name="P14"/>
      <text:p text:style-name="P14"/>
      <text:p text:style-name="P14"/>
      <text:p text:style-name="P10">Résumé de correction :</text:p>
      <text:p text:style-name="P16"/>
      <text:p text:style-name="P16">Les méthodes sont abstract. Pour utiliser les méthodes des classes abstraites, utiliser une sous classe concrète de celles ci.</text:p>
      <text:p text:style-name="P16">La classe Channel correspond à un moyen de communication entre 2 taches. Un channel est un flux d’octets <text:span text:style-name="T29">FIFO lossless</text:span>.</text:p>
      <text:p text:style-name="P16">La classe Broker permet de créer ce channel </text:p>
      <text:p text:style-name="P16"/>
      <text:p text:style-name="P16"><text:s/><text:span text:style-name="T26">Channel :</text:span></text:p>
      <text:p text:style-name="P16">- <text:span text:style-name="T26">La méthode </text:span><text:span text:style-name="T27">Read se bloque tant qu’elle n’a rien à lire. Lorsqu’il y a quelque chose à lire, </text:span><text:span text:style-name="T29">on lit ce qu’on peut. L’entier </text:span><text:span text:style-name="T27">length </text:span><text:span text:style-name="T29">re</text:span><text:span text:style-name="T27">présente </text:span><text:span text:style-name="T29">donc</text:span><text:span text:style-name="T27"> le </text:span><text:span text:style-name="T29">nombre </text:span><text:span text:style-name="T27">maximum </text:span><text:span text:style-name="T29">d’octets qu’il est possible de lire mais ce maximum n’est pas forcement atteint</text:span><text:span text:style-name="T27">.</text:span></text:p>
      <text:p text:style-name="P17"><text:span text:style-name="T29">Lors </text:span><text:span text:style-name="T30">d’un problème on lève une</text:span><text:span text:style-name="T29"> e</text:span>xception I/O.<text:span text:style-name="T30">Dans le traitement de l’exception, on</text:span> ferme la conne<text:span text:style-name="T29">xi</text:span>on.</text:p>
      <text:p text:style-name="P17">- La méthode Write ne bloque pas, elle retourne directement ce qu’elle a et n’attend pas d’avoir écrit length <text:span text:style-name="T30">octets</text:span>.</text:p>
      <text:p text:style-name="P33"><text:span text:style-name="T29">Lors </text:span><text:span text:style-name="T30">d’un problème on lève une</text:span><text:span text:style-name="T29"> e</text:span>xception I/O.<text:span text:style-name="T30">Dans le traitement de l’exception, on</text:span> ferme la conne<text:span text:style-name="T29">xi</text:span>on.</text:p>
      <text:p text:style-name="P17">Dès qu’un channel se rend compte que l’autre s’est déconnecté, il lève une exception et arrête ce qu’il faisait. Écrire puis fermer ne garanti donc pas la lecture des données.</text:p>
      <text:p text:style-name="P17"/>
      <text:p text:style-name="P18">Broker : gère les channels, 1 tâche crée 1 broker avec 1 nom</text:p>
      <text:p text:style-name="P18">- Accept : Le broker se met en attente d’une connexion sur le port précisé.</text:p>
      <text:p text:style-name="P18">- Connect : Connexion à un autre Broker dont le nom est donné sur le même port précisé.</text:p>
      <text:p text:style-name="P18">Ces deux méthodes sont bloquantes en attend<text:span text:style-name="T30">e</text:span>nt qu’un r<text:span text:style-name="T30">en</text:span>d<text:span text:style-name="T30">ez-</text:span>v<text:span text:style-name="T30">ous</text:span> soit accepté , le channel partagé est alors créé.</text:p>
      <text:p text:style-name="P18"/>
      <text:p text:style-name="P34">Les classes Broker et Channel peuvent être partagées par des threads mais c’est à l’utilisateur de gérer le contrôle de concurrence.</text:p>
      <text:p text:style-name="P14"/>
      <text:p text:style-name="P14"><text:soft-page-break/></text:p>
      <text:p text:style-name="P14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6:13:53.913809058</meta:creation-date>
    <dc:date>2022-09-25T22:57:31.172765007</dc:date>
    <meta:editing-duration>PT4H52M33S</meta:editing-duration>
    <meta:editing-cycles>15</meta:editing-cycles>
    <meta:generator>LibreOffice/7.3.2.2$Linux_X86_64 LibreOffice_project/30$Build-2</meta:generator>
    <meta:document-statistic meta:table-count="0" meta:image-count="0" meta:object-count="0" meta:page-count="3" meta:paragraph-count="68" meta:word-count="716" meta:character-count="4096" meta:non-whitespace-character-count="3370"/>
  </office:meta>
</office:document-meta>
</file>